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officeooo:rsid="00221ac5" officeooo:paragraph-rsid="00221ac5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2179da"/>
    </style:style>
    <style:style style:name="P29" style:family="paragraph" style:parent-style-name="Standard">
      <style:text-properties officeooo:rsid="00221ac5" officeooo:paragraph-rsid="00221ac5"/>
    </style:style>
    <style:style style:name="P30" style:family="paragraph" style:parent-style-name="Standard">
      <style:text-properties officeooo:rsid="00221ac5" officeooo:paragraph-rsid="00230352"/>
    </style:style>
    <style:style style:name="P31" style:family="paragraph" style:parent-style-name="Standard">
      <style:text-properties officeooo:rsid="00221ac5" officeooo:paragraph-rsid="00240690"/>
    </style:style>
    <style:style style:name="P3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a1b6" officeooo:paragraph-rsid="004ea1b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aa9" officeooo:paragraph-rsid="004ffaa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70c" officeooo:paragraph-rsid="0052970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0e5" officeooo:paragraph-rsid="0055d0e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b87" officeooo:paragraph-rsid="0055db8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d561" officeooo:paragraph-rsid="0057d56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6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7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Footnote">
      <style:text-properties officeooo:rsid="003ccfeb" officeooo:paragraph-rsid="003ccfeb"/>
    </style:style>
    <style:style style:name="P6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7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7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1b460a" style:font-name-asian="Times New Roman1" style:font-name-complex="Times New Roman1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7" style:family="text">
      <style:text-properties officeooo:rsid="001cbef8" style:font-size-asian="12pt" style:font-weight-asian="normal" style:font-size-complex="12pt" style:font-weight-complex="normal"/>
    </style:style>
    <style:style style:name="T28" style:family="text">
      <style:text-properties officeooo:rsid="002179da"/>
    </style:style>
    <style:style style:name="T29" style:family="text">
      <style:text-properties officeooo:rsid="00230352"/>
    </style:style>
    <style:style style:name="T30" style:family="text">
      <style:text-properties officeooo:rsid="0023ab62"/>
    </style:style>
    <style:style style:name="T31" style:family="text">
      <style:text-properties officeooo:rsid="00240690"/>
    </style:style>
    <style:style style:name="T32" style:family="text">
      <style:text-properties officeooo:rsid="00290d9e"/>
    </style:style>
    <style:style style:name="T33" style:family="text">
      <style:text-properties officeooo:rsid="002fe707"/>
    </style:style>
    <style:style style:name="T34" style:family="text">
      <style:text-properties officeooo:rsid="0031e23e"/>
    </style:style>
    <style:style style:name="T35" style:family="text">
      <style:text-properties style:text-position="sub 58%" officeooo:rsid="0031e23e"/>
    </style:style>
    <style:style style:name="T36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1e23e"/>
    </style:style>
    <style:style style:name="T38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officeooo:rsid="00355d51"/>
    </style:style>
    <style:style style:name="T42" style:family="text">
      <style:text-properties style:text-position="0% 100%" officeooo:rsid="00367dd4"/>
    </style:style>
    <style:style style:name="T43" style:family="text">
      <style:text-properties style:text-position="0% 100%" officeooo:rsid="005a0e3d"/>
    </style:style>
    <style:style style:name="T44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NIMAL COLOR SUM</text:p>
      <text:p text:style-name="P23"/>
      <text:p text:style-name="P65">Seminarski rad u okviru kursa<text:line-break/>Računarska inteligencija<text:line-break/>Matematički fakultet </text:p>
      <text:p text:style-name="P23"/>
      <text:p text:style-name="P26">Marija Papović, Luka Miletić</text:p>
      <text:p text:style-name="P24"/>
      <text:p text:style-name="P24"/>
      <text:p text:style-name="P66"/>
      <text:p text:style-name="P67"/>
      <text:p text:style-name="P13">Uvod</text:p>
      <text:p text:style-name="P27"/>
      <text:p text:style-name="P27"/>
      <text:p text:style-name="P27"/>
      <text:p text:style-name="normal"><text:span text:style-name="T27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5">Problem </text:span><text:span text:style-name="T26">minimalne sume bojenja grafova </text:span><text:span text:style-name="T25">(MSCP) je NP-</text:span><text:span text:style-name="T26">težak</text:span><text:span text:style-name="T25"> problem izveden iz problema bojenja gra</text:span><text:span text:style-name="T26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3">Zadatak ovog problema je pronaći pravilno bojenje čvorova grafa koristeći boje predstavljene prirodnim brojevima {1, 2, ...}, tako da zbir boja dodeljenih čvorovima bude minimalan, </text:span><text:span text:style-name="T24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Opšti rad I opis algoritma</text:p>
      <text:p text:style-name="P14"/>
      <text:p text:style-name="P14"><text:tab/></text:p>
      <text:p text:style-name="P16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1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7"><text:span text:style-name="T18"><text:line-break/></text:span><text:span text:style-name="T19">Kod pohlebnog algoritma koristićemo branch and bound pretragu, to jest pretragu sa odsecanjem.</text:span></text:p>
      <text:p text:style-name="P12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70"><text:span text:style-name="T6">T</text:span><text:span text:style-name="T5">estirane su sve metode nad svim instancama preuzetim iz literature.</text:span></text:p>
      <text:p text:style-name="P70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69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4"><text:note text:id="ftn1" text:note-class="footnote"><text:note-citation>1</text:note-citation><text:note-body><text:p text:style-name="P68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2</text:note-citation><text:note-body><text:p text:style-name="P68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<text:soft-page-break/><text:span text:style-name="T6">G</text:span><text:span text:style-name="T5">rupa 1: n &lt; 100</text:span></text:p>
      <text:p text:style-name="P20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1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9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7">Method name</text:p>
          </table:table-cell>
          <table:table-cell table:style-name="Table1.A1" office:value-type="string">
            <text:p text:style-name="P37">Total time(sec)</text:p>
          </table:table-cell>
          <table:table-cell table:style-name="Table1.A1" office:value-type="string">
            <text:p text:style-name="P37">Average time(sec)</text:p>
          </table:table-cell>
          <table:table-cell table:style-name="Table1.A1" office:value-type="string">
            <text:p text:style-name="P37">Average value</text:p>
          </table:table-cell>
          <table:table-cell table:style-name="Table1.A1" office:value-type="string">
            <text:p text:style-name="P37">Best value</text:p>
          </table:table-cell>
        </table:table-row>
        <table:table-row>
          <table:table-cell table:style-name="Table1.A2" office:value-type="string">
            <text:p text:style-name="P33">Brute force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3">Local search</text:p>
          </table:table-cell>
          <table:table-cell table:style-name="Table1.B3" office:value-type="float" office:value="31.62">
            <text:p text:style-name="P41">31.62</text:p>
          </table:table-cell>
          <table:table-cell table:style-name="Table1.B3" office:value-type="float" office:value="6.324">
            <text:p text:style-name="P44">6.32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Simulated annealing</text:p>
          </table:table-cell>
          <table:table-cell table:style-name="Table1.B3" office:value-type="float" office:value="31.056">
            <text:p text:style-name="P37">31.06</text:p>
          </table:table-cell>
          <table:table-cell table:style-name="Table1.B3" office:value-type="float" office:value="6.212">
            <text:p text:style-name="P44">6.21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3)</text:p>
          </table:table-cell>
          <table:table-cell table:style-name="Table1.B3" office:value-type="float" office:value="73.176">
            <text:p text:style-name="P37">73.18</text:p>
          </table:table-cell>
          <table:table-cell table:style-name="Table1.B3" office:value-type="float" office:value="14.636">
            <text:p text:style-name="P44">14.64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5)</text:p>
          </table:table-cell>
          <table:table-cell table:style-name="Table1.A2" office:value-type="string">
            <text:p text:style-name="P54">133.51</text:p>
          </table:table-cell>
          <table:table-cell table:style-name="Table1.A2" office:value-type="string">
            <text:p text:style-name="P54">26.70</text:p>
          </table:table-cell>
          <table:table-cell table:style-name="Table1.A2" office:value-type="string">
            <text:p text:style-name="P54">62</text:p>
          </table:table-cell>
          <table:table-cell table:style-name="Table1.E6" office:value-type="string">
            <text:p text:style-name="P54">62</text:p>
          </table:table-cell>
        </table:table-row>
        <table:table-row>
          <table:table-cell table:style-name="Table1.A2" office:value-type="string">
            <text:p text:style-name="P33">Genetic (roulette)</text:p>
          </table:table-cell>
          <table:table-cell table:style-name="Table1.B3" office:value-type="float" office:value="41.127">
            <text:p text:style-name="P44">41.13</text:p>
          </table:table-cell>
          <table:table-cell table:style-name="Table1.B3" office:value-type="float" office:value="8.226">
            <text:p text:style-name="P44">8.23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Genetic (tournament)</text:p>
          </table:table-cell>
          <table:table-cell table:style-name="Table1.B3" office:value-type="float" office:value="60.732">
            <text:p text:style-name="P44">60.73</text:p>
          </table:table-cell>
          <table:table-cell table:style-name="Table1.B3" office:value-type="float" office:value="12.146">
            <text:p text:style-name="P44">12.15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9" office:value-type="string">
            <text:p text:style-name="P33">Hybrid (ga + sa)</text:p>
          </table:table-cell>
          <table:table-cell table:style-name="Table1.B9" office:value-type="float" office:value="75.928">
            <text:p text:style-name="P44">75.93</text:p>
          </table:table-cell>
          <table:table-cell table:style-name="Table1.B9" office:value-type="float" office:value="15.186">
            <text:p text:style-name="P44">15.19</text:p>
          </table:table-cell>
          <table:table-cell table:style-name="Table1.B9" office:value-type="float" office:value="62">
            <text:p text:style-name="P44">62</text:p>
          </table:table-cell>
          <table:table-cell table:style-name="Table1.E9" office:value-type="float" office:value="62">
            <text:p text:style-name="P37">62</text:p>
          </table:table-cell>
        </table:table-row>
      </table:table>
      <text:p text:style-name="P5"/>
      <text:p text:style-name="P7">Instance: mug88_25 (<text:span text:style-name="T32">n=</text:span>88, <text:span text:style-name="T32">m=</text:span>146)</text:p>
      <text:p text:style-name="P9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2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8">Method name</text:p>
          </table:table-cell>
          <table:table-cell table:style-name="Table2.A1" office:value-type="string">
            <text:p text:style-name="P38">Total time(sec)</text:p>
          </table:table-cell>
          <table:table-cell table:style-name="Table2.A1" office:value-type="string">
            <text:p text:style-name="P38">Average time(sec)</text:p>
          </table:table-cell>
          <table:table-cell table:style-name="Table2.A1" office:value-type="string">
            <text:p text:style-name="P38">Average value</text:p>
          </table:table-cell>
          <table:table-cell table:style-name="Table2.A1" office:value-type="string">
            <text:p text:style-name="P38">Best value</text:p>
          </table:table-cell>
        </table:table-row>
        <table:table-row>
          <table:table-cell table:style-name="Table2.A2" office:value-type="string">
            <text:p text:style-name="P34">Brute force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4">Local search</text:p>
          </table:table-cell>
          <table:table-cell table:style-name="Table2.B3" office:value-type="float" office:value="169.036">
            <text:p text:style-name="P46">169.04</text:p>
          </table:table-cell>
          <table:table-cell table:style-name="Table2.B3" office:value-type="float" office:value="33.808">
            <text:p text:style-name="P46">33.81</text:p>
          </table:table-cell>
          <table:table-cell table:style-name="Table2.B3" office:value-type="float" office:value="180.2">
            <text:p text:style-name="P46">180.2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Simulated annealing</text:p>
          </table:table-cell>
          <table:table-cell table:style-name="Table2.B3" office:value-type="float" office:value="164.054">
            <text:p text:style-name="P46">164.05</text:p>
          </table:table-cell>
          <table:table-cell table:style-name="Table2.B3" office:value-type="float" office:value="32.81">
            <text:p text:style-name="P46">32.81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4">VNS(k_max = 3)</text:p>
          </table:table-cell>
          <table:table-cell table:style-name="Table2.B3" office:value-type="float" office:value="330.871">
            <text:p text:style-name="P46">330.87</text:p>
          </table:table-cell>
          <table:table-cell table:style-name="Table2.B3" office:value-type="float" office:value="66.174">
            <text:p text:style-name="P45">66.17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80">
            <text:p text:style-name="P46">180</text:p>
          </table:table-cell>
        </table:table-row>
        <table:table-row>
          <table:table-cell table:style-name="Table2.A2" office:value-type="string">
            <text:p text:style-name="P34">VNS(k_max = 5)</text:p>
          </table:table-cell>
          <table:table-cell table:style-name="Table2.A2" office:value-type="string">
            <text:p text:style-name="P46">688.486</text:p>
          </table:table-cell>
          <table:table-cell table:style-name="Table2.A2" office:value-type="string">
            <text:p text:style-name="P42">137.<text:span text:style-name="T28">68</text:span></text:p>
          </table:table-cell>
          <table:table-cell table:style-name="Table2.A2" office:value-type="string">
            <text:p text:style-name="P46">178.6</text:p>
          </table:table-cell>
          <table:table-cell table:style-name="Table2.E6" office:value-type="string">
            <text:p text:style-name="P46">178</text:p>
          </table:table-cell>
        </table:table-row>
        <table:table-row>
          <table:table-cell table:style-name="Table2.A2" office:value-type="string">
            <text:p text:style-name="P34">Genetic (roulette)</text:p>
          </table:table-cell>
          <table:table-cell table:style-name="Table2.B3" office:value-type="float" office:value="207.786">
            <text:p text:style-name="P46">207.79</text:p>
          </table:table-cell>
          <table:table-cell table:style-name="Table2.B3" office:value-type="float" office:value="41.558">
            <text:p text:style-name="P46">41.56</text:p>
          </table:table-cell>
          <table:table-cell table:style-name="Table2.B3" office:value-type="float" office:value="179.4">
            <text:p text:style-name="P46">179.4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2" office:value-type="string">
            <text:p text:style-name="P34">Genetic (tournament)</text:p>
          </table:table-cell>
          <table:table-cell table:style-name="Table2.B3" office:value-type="float" office:value="369.13">
            <text:p text:style-name="P46">369.13</text:p>
          </table:table-cell>
          <table:table-cell table:style-name="Table2.B3" office:value-type="float" office:value="73.83">
            <text:p text:style-name="P46">73.83</text:p>
          </table:table-cell>
          <table:table-cell table:style-name="Table2.B3" office:value-type="float" office:value="178.8">
            <text:p text:style-name="P46">178.8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9" office:value-type="string">
            <text:p text:style-name="P34">Hybrid (ga + sa)</text:p>
          </table:table-cell>
          <table:table-cell table:style-name="Table2.B9" office:value-type="float" office:value="376.968">
            <text:p text:style-name="P46">376.97</text:p>
          </table:table-cell>
          <table:table-cell table:style-name="Table2.B9" office:value-type="float" office:value="75.394">
            <text:p text:style-name="P46">75.39</text:p>
          </table:table-cell>
          <table:table-cell table:style-name="Table2.D9" office:value-type="string">
            <text:p text:style-name="P46">178.4</text:p>
          </table:table-cell>
          <table:table-cell table:style-name="Table2.E9" office:value-type="string">
            <text:p text:style-name="P46">178</text:p>
          </table:table-cell>
        </table:table-row>
      </table:table>
      <text:p text:style-name="P28"/>
      <text:p text:style-name="P28"/>
      <text:p text:style-name="P7">Instance: myciel6 (<text:span text:style-name="T32">n=</text:span>95, <text:span text:style-name="T32">m=</text:span>755)</text:p>
      <text:p text:style-name="P8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1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8">Method name</text:p>
          </table:table-cell>
          <table:table-cell table:style-name="Table3.A1" office:value-type="string">
            <text:p text:style-name="P38">Total time(sec)</text:p>
          </table:table-cell>
          <table:table-cell table:style-name="Table3.A1" office:value-type="string">
            <text:p text:style-name="P38">Average time(sec)</text:p>
          </table:table-cell>
          <table:table-cell table:style-name="Table3.A1" office:value-type="string">
            <text:p text:style-name="P38">Average value</text:p>
          </table:table-cell>
          <table:table-cell table:style-name="Table3.A1" office:value-type="string">
            <text:p text:style-name="P38">Best value</text:p>
          </table:table-cell>
        </table:table-row>
        <table:table-row>
          <table:table-cell table:style-name="Table3.A2" office:value-type="string">
            <text:p text:style-name="P34">Brute force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6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34">Local search</text:p>
          </table:table-cell>
          <table:table-cell table:style-name="Table3.B3" office:value-type="float" office:value="210.793">
            <text:p text:style-name="P49">210.79</text:p>
          </table:table-cell>
          <table:table-cell table:style-name="Table3.B3" office:value-type="float" office:value="42.158">
            <text:p text:style-name="P49">42.16</text:p>
          </table:table-cell>
          <table:table-cell table:style-name="Table3.B3" office:value-type="float" office:value="191.8">
            <text:p text:style-name="P49">191.8</text:p>
          </table:table-cell>
          <table:table-cell table:style-name="Table3.B3" office:value-type="float" office:value="190">
            <text:p text:style-name="P49">190</text:p>
          </table:table-cell>
        </table:table-row>
        <table:table-row>
          <table:table-cell table:style-name="Table3.A2" office:value-type="string">
            <text:p text:style-name="P34">Simulated annealing</text:p>
          </table:table-cell>
          <table:table-cell table:style-name="Table3.B3" office:value-type="float" office:value="211.885">
            <text:p text:style-name="P49">211.89</text:p>
          </table:table-cell>
          <table:table-cell table:style-name="Table3.B3" office:value-type="float" office:value="42.378">
            <text:p text:style-name="P49">42.38</text:p>
          </table:table-cell>
          <table:table-cell table:style-name="Table3.B3" office:value-type="float" office:value="193.6">
            <text:p text:style-name="P49">193.6</text:p>
          </table:table-cell>
          <table:table-cell table:style-name="Table3.B3" office:value-type="float" office:value="192">
            <text:p text:style-name="P49">192</text:p>
          </table:table-cell>
        </table:table-row>
        <table:table-row>
          <table:table-cell table:style-name="Table3.A2" office:value-type="string">
            <text:p text:style-name="P34">VNS(k_max = 3)</text:p>
          </table:table-cell>
          <table:table-cell table:style-name="Table3.B3" office:value-type="float" office:value="432.217">
            <text:p text:style-name="P49">432.22</text:p>
          </table:table-cell>
          <table:table-cell table:style-name="Table3.B3" office:value-type="float" office:value="86.444">
            <text:p text:style-name="P49">86.44</text:p>
          </table:table-cell>
          <table:table-cell table:style-name="Table3.B3" office:value-type="float" office:value="189.8">
            <text:p text:style-name="P49">189.8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VNS(k_max = 5)</text:p>
          </table:table-cell>
          <table:table-cell table:style-name="Table3.A2" office:value-type="string">
            <text:p text:style-name="P55">855.382</text:p>
          </table:table-cell>
          <table:table-cell table:style-name="Table3.A2" office:value-type="string">
            <text:p text:style-name="P55">171.07</text:p>
          </table:table-cell>
          <table:table-cell table:style-name="Table3.A2" office:value-type="string">
            <text:p text:style-name="P55">189.4</text:p>
          </table:table-cell>
          <table:table-cell table:style-name="Table3.E6" office:value-type="string">
            <text:p text:style-name="P55">189</text:p>
          </table:table-cell>
        </table:table-row>
        <table:table-row>
          <table:table-cell table:style-name="Table3.A2" office:value-type="string">
            <text:p text:style-name="P34">Genetic (roulette)</text:p>
          </table:table-cell>
          <table:table-cell table:style-name="Table3.B3" office:value-type="float" office:value="256.084">
            <text:p text:style-name="P49">256.08</text:p>
          </table:table-cell>
          <table:table-cell table:style-name="Table3.B3" office:value-type="float" office:value="51.216">
            <text:p text:style-name="P49">51.22</text:p>
          </table:table-cell>
          <table:table-cell table:style-name="Table3.B3" office:value-type="float" office:value="190.4">
            <text:p text:style-name="P49">190.4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4">Genetic (tournament)</text:p>
          </table:table-cell>
          <table:table-cell table:style-name="Table3.B3" office:value-type="float" office:value="441.364">
            <text:p text:style-name="P49">441.36</text:p>
          </table:table-cell>
          <table:table-cell table:style-name="Table3.B3" office:value-type="float" office:value="88.272">
            <text:p text:style-name="P49">88.27</text:p>
          </table:table-cell>
          <table:table-cell table:style-name="Table3.B3" office:value-type="float" office:value="194.4">
            <text:p text:style-name="P49">194.4</text:p>
          </table:table-cell>
          <table:table-cell table:style-name="Table3.B3" office:value-type="float" office:value="194">
            <text:p text:style-name="P49">194</text:p>
          </table:table-cell>
        </table:table-row>
        <table:table-row>
          <table:table-cell table:style-name="Table3.A9" office:value-type="string">
            <text:p text:style-name="P34">Hybrid (ga + sa)</text:p>
          </table:table-cell>
          <table:table-cell table:style-name="Table3.B9" office:value-type="float" office:value="472.66">
            <text:p text:style-name="P49">472.66</text:p>
          </table:table-cell>
          <table:table-cell table:style-name="Table3.B9" office:value-type="float" office:value="94.4">
            <text:p text:style-name="P49">94.4</text:p>
          </table:table-cell>
          <table:table-cell table:style-name="Table3.D9" office:value-type="string">
            <text:p text:style-name="P49">190.2</text:p>
          </table:table-cell>
          <table:table-cell table:style-name="Table3.E9" office:value-type="string">
            <text:p text:style-name="P49">18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oft-page-break/>Grupa 2: <text:s/><text:span text:style-name="T30">100 </text:span>&lt;<text:span text:style-name="T33">=</text:span> <text:span text:style-name="T30">n &lt;</text:span><text:span text:style-name="T33">=</text:span><text:span text:style-name="T30"> 500</text:span></text:p>
      <text:p text:style-name="P29"/>
      <text:p text:style-name="P22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3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9">Method name</text:p>
          </table:table-cell>
          <table:table-cell table:style-name="Table4.A1" office:value-type="string">
            <text:p text:style-name="P39">Total time(sec)</text:p>
          </table:table-cell>
          <table:table-cell table:style-name="Table4.A1" office:value-type="string">
            <text:p text:style-name="P39">Average time(sec)</text:p>
          </table:table-cell>
          <table:table-cell table:style-name="Table4.A1" office:value-type="string">
            <text:p text:style-name="P39">Average value</text:p>
          </table:table-cell>
          <table:table-cell table:style-name="Table4.A1" office:value-type="string">
            <text:p text:style-name="P39">Best value</text:p>
          </table:table-cell>
        </table:table-row>
        <table:table-row>
          <table:table-cell table:style-name="Table4.A2" office:value-type="string">
            <text:p text:style-name="P35">Brute force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47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35">Local search</text:p>
          </table:table-cell>
          <table:table-cell table:style-name="Table4.B3" office:value-type="float" office:value="1013.168">
            <text:p text:style-name="P62">1013.17</text:p>
          </table:table-cell>
          <table:table-cell table:style-name="Table4.B3" office:value-type="float" office:value="202.634">
            <text:p text:style-name="P62">202.63</text:p>
          </table:table-cell>
          <table:table-cell table:style-name="Table4.B3" office:value-type="float" office:value="1984.4">
            <text:p text:style-name="P62">1984.4</text:p>
          </table:table-cell>
          <table:table-cell table:style-name="Table4.B3" office:value-type="float" office:value="1975">
            <text:p text:style-name="P62">1975</text:p>
          </table:table-cell>
        </table:table-row>
        <table:table-row>
          <table:table-cell table:style-name="Table4.A2" office:value-type="string">
            <text:p text:style-name="P35">Simulated annealing</text:p>
          </table:table-cell>
          <table:table-cell table:style-name="Table4.B3" office:value-type="float" office:value="1017.021">
            <text:p text:style-name="P62">1017.02</text:p>
          </table:table-cell>
          <table:table-cell table:style-name="Table4.B3" office:value-type="float" office:value="203.404">
            <text:p text:style-name="P62">203.4</text:p>
          </table:table-cell>
          <table:table-cell table:style-name="Table4.B3" office:value-type="float" office:value="1981.6">
            <text:p text:style-name="P62">1981.6</text:p>
          </table:table-cell>
          <table:table-cell table:style-name="Table4.B3" office:value-type="float" office:value="1967">
            <text:p text:style-name="P62">1967</text:p>
          </table:table-cell>
        </table:table-row>
        <table:table-row>
          <table:table-cell table:style-name="Table4.A2" office:value-type="string">
            <text:p text:style-name="P35">VNS(k_max = 3)</text:p>
          </table:table-cell>
          <table:table-cell table:style-name="Table4.B3" office:value-type="float" office:value="2063.356">
            <text:p text:style-name="P62">2063.36</text:p>
          </table:table-cell>
          <table:table-cell table:style-name="Table4.B3" office:value-type="float" office:value="412.672">
            <text:p text:style-name="P62">412.67</text:p>
          </table:table-cell>
          <table:table-cell table:style-name="Table4.B3" office:value-type="float" office:value="1979.8">
            <text:p text:style-name="P62">1979.8</text:p>
          </table:table-cell>
          <table:table-cell table:style-name="Table4.B3" office:value-type="float" office:value="1968">
            <text:p text:style-name="P62">1968</text:p>
          </table:table-cell>
        </table:table-row>
        <table:table-row>
          <table:table-cell table:style-name="Table4.A2" office:value-type="string">
            <text:p text:style-name="P35">VNS(k_max = 5)</text:p>
          </table:table-cell>
          <table:table-cell table:style-name="Table4.A2" office:value-type="string">
            <text:p text:style-name="P62">4109.84</text:p>
          </table:table-cell>
          <table:table-cell table:style-name="Table4.A2" office:value-type="string">
            <text:p text:style-name="P63">821.9</text:p>
          </table:table-cell>
          <table:table-cell table:style-name="Table4.A2" office:value-type="string">
            <text:p text:style-name="P63">1977.2</text:p>
          </table:table-cell>
          <table:table-cell table:style-name="Table4.A2" office:value-type="string">
            <text:p text:style-name="P63">1973</text:p>
          </table:table-cell>
        </table:table-row>
        <table:table-row>
          <table:table-cell table:style-name="Table4.A2" office:value-type="string">
            <text:p text:style-name="P35">Genetic (roulette)</text:p>
          </table:table-cell>
          <table:table-cell table:style-name="Table4.B3" office:value-type="float" office:value="1402.588">
            <text:p text:style-name="P64">1402.59</text:p>
          </table:table-cell>
          <table:table-cell table:style-name="Table4.B3" office:value-type="float" office:value="280.5176">
            <text:p text:style-name="P64">280.52</text:p>
          </table:table-cell>
          <table:table-cell table:style-name="Table4.B3" office:value-type="float" office:value="1967.6">
            <text:p text:style-name="P64">1967.6</text:p>
          </table:table-cell>
          <table:table-cell table:style-name="Table4.B3" office:value-type="float" office:value="1964">
            <text:p text:style-name="P64">1964</text:p>
          </table:table-cell>
        </table:table-row>
        <table:table-row>
          <table:table-cell table:style-name="Table4.A2" office:value-type="string">
            <text:p text:style-name="P35">Genetic (tournament)</text:p>
          </table:table-cell>
          <table:table-cell table:style-name="Table4.A2" office:value-type="string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</table:table-row>
        <table:table-row>
          <table:table-cell table:style-name="Table4.A9" office:value-type="string">
            <text:p text:style-name="P35">Hybrid (ga + sa)</text:p>
          </table:table-cell>
          <table:table-cell table:style-name="Table4.B9" office:value-type="float" office:value="2428.695">
            <text:p text:style-name="P64">2428.7</text:p>
          </table:table-cell>
          <table:table-cell table:style-name="Table4.B9" office:value-type="float" office:value="485.74">
            <text:p text:style-name="P64">485.74</text:p>
          </table:table-cell>
          <table:table-cell table:style-name="Table4.D9" office:value-type="string">
            <text:p text:style-name="P64">1959.8</text:p>
          </table:table-cell>
          <table:table-cell table:style-name="Table4.E9" office:value-type="string">
            <text:p text:style-name="P64">1958</text:p>
          </table:table-cell>
        </table:table-row>
      </table:table>
      <text:p text:style-name="P30"/>
      <text:p text:style-name="P30"/>
      <text:p text:style-name="P18"><text:span text:style-name="T7">Instance: miles1500.txt </text:span><text:span text:style-name="T17">(n=128, m=10396)</text:span></text:p>
      <text:p text:style-name="P1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40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6">Method name</text:p>
          </table:table-cell>
          <table:table-cell table:style-name="Table5.A1" office:value-type="string">
            <text:p text:style-name="P36">Total time(sec)</text:p>
          </table:table-cell>
          <table:table-cell table:style-name="Table5.A1" office:value-type="string">
            <text:p text:style-name="P36">Average time(sec)</text:p>
          </table:table-cell>
          <table:table-cell table:style-name="Table5.A1" office:value-type="string">
            <text:p text:style-name="P36">Average value</text:p>
          </table:table-cell>
          <table:table-cell table:style-name="Table5.A1" office:value-type="string">
            <text:p text:style-name="P36">Best value</text:p>
          </table:table-cell>
        </table:table-row>
        <table:table-row>
          <table:table-cell table:style-name="Table5.A2" office:value-type="string">
            <text:p text:style-name="P36">Brute force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8">-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0">-</text:p>
          </table:table-cell>
        </table:table-row>
        <table:table-row>
          <table:table-cell table:style-name="Table5.A2" office:value-type="string">
            <text:p text:style-name="P36">Local search</text:p>
          </table:table-cell>
          <table:table-cell table:style-name="Table5.B3">
            <text:p text:style-name="P56"/>
          </table:table-cell>
          <table:table-cell table:style-name="Table5.B3">
            <text:p text:style-name="P56"/>
          </table:table-cell>
          <table:table-cell table:style-name="Table5.B3">
            <text:p text:style-name="P56"/>
          </table:table-cell>
          <table:table-cell table:style-name="Table5.B3">
            <text:p text:style-name="P56"/>
          </table:table-cell>
        </table:table-row>
        <table:table-row>
          <table:table-cell table:style-name="Table5.A2" office:value-type="string">
            <text:p text:style-name="P36">Simulated annealing</text:p>
          </table:table-cell>
          <table:table-cell table:style-name="Table5.B3">
            <text:p text:style-name="P57"/>
          </table:table-cell>
          <table:table-cell table:style-name="Table5.B3">
            <text:p text:style-name="P58"/>
          </table:table-cell>
          <table:table-cell table:style-name="Table5.B3">
            <text:p text:style-name="P57"/>
          </table:table-cell>
          <table:table-cell table:style-name="Table5.B3">
            <text:p text:style-name="P57"/>
          </table:table-cell>
        </table:table-row>
        <table:table-row>
          <table:table-cell table:style-name="Table5.A2" office:value-type="string">
            <text:p text:style-name="P36">VNS(k_max = 3)</text:p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</table:table-row>
        <table:table-row>
          <table:table-cell table:style-name="Table5.A2" office:value-type="string">
            <text:p text:style-name="P36">VNS(k_max = 5)</text:p>
          </table:table-cell>
          <table:table-cell table:style-name="Table5.B3">
            <text:p text:style-name="P48"/>
          </table:table-cell>
          <table:table-cell table:style-name="Table5.B3">
            <text:p text:style-name="P43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6">Genetic (roulette)</text:p>
          </table:table-cell>
          <table:table-cell table:style-name="Table5.B3">
            <text:p text:style-name="P59"/>
          </table:table-cell>
          <table:table-cell table:style-name="Table5.B3">
            <text:p text:style-name="P60"/>
          </table:table-cell>
          <table:table-cell table:style-name="Table5.B3">
            <text:p text:style-name="P59"/>
          </table:table-cell>
          <table:table-cell table:style-name="Table5.B3">
            <text:p text:style-name="P59"/>
          </table:table-cell>
        </table:table-row>
        <table:table-row>
          <table:table-cell table:style-name="Table5.A2" office:value-type="string">
            <text:p text:style-name="P36">Genetic (tournament)</text:p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</table:table-row>
        <table:table-row table:style-name="Table5.1">
          <table:table-cell table:style-name="Table5.A9" office:value-type="string">
            <text:p text:style-name="P36">Hybrid (ga + sa)</text:p>
          </table:table-cell>
          <table:table-cell table:style-name="Table5.B9">
            <text:p text:style-name="P61"/>
          </table:table-cell>
          <table:table-cell table:style-name="Table5.B9">
            <text:p text:style-name="P61"/>
          </table:table-cell>
          <table:table-cell table:style-name="Table5.B9">
            <text:p text:style-name="P61"/>
          </table:table-cell>
          <table:table-cell table:style-name="Table5.B9">
            <text:p text:style-name="P61"/>
          </table:table-cell>
        </table:table-row>
      </table:table>
      <text:p text:style-name="P31"/>
      <text:p text:style-name="P31"/>
      <text:p text:style-name="P6">Instance: fpsol2.i.2 (<text:span text:style-name="T32">n=</text:span><text:span text:style-name="T31">451,</text:span><text:span text:style-name="T29"> </text:span><text:span text:style-name="T32">m=</text:span><text:span text:style-name="T31">8691</text:span>)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6">sol</text:span><text:span text:style-name="T38">= </text:span><text:span text:style-name="T37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0">Method name</text:p>
          </table:table-cell>
          <table:table-cell table:style-name="Table6.A1" office:value-type="string">
            <text:p text:style-name="P40">Total time(sec)</text:p>
          </table:table-cell>
          <table:table-cell table:style-name="Table6.A1" office:value-type="string">
            <text:p text:style-name="P40">Average time(sec)</text:p>
          </table:table-cell>
          <table:table-cell table:style-name="Table6.A1" office:value-type="string">
            <text:p text:style-name="P40">Average value</text:p>
          </table:table-cell>
          <table:table-cell table:style-name="Table6.A1" office:value-type="string">
            <text:p text:style-name="P40">Best value</text:p>
          </table:table-cell>
        </table:table-row>
        <table:table-row>
          <table:table-cell table:style-name="Table6.A2" office:value-type="string">
            <text:p text:style-name="P36">Brute force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8">-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0">-</text:p>
          </table:table-cell>
        </table:table-row>
        <table:table-row>
          <table:table-cell table:style-name="Table6.A2" office:value-type="string">
            <text:p text:style-name="P36">Local search</text:p>
          </table:table-cell>
          <table:table-cell table:style-name="Table6.B3" office:value-type="float" office:value="5465.932">
            <text:p text:style-name="P52">5465.93</text:p>
          </table:table-cell>
          <table:table-cell table:style-name="Table6.B3" office:value-type="float" office:value="1093.186">
            <text:p text:style-name="P52">1093.19</text:p>
          </table:table-cell>
          <table:table-cell table:style-name="Table6.B3" office:value-type="float" office:value="1901.8">
            <text:p text:style-name="P52">1901.8</text:p>
          </table:table-cell>
          <table:table-cell table:style-name="Table6.B3" office:value-type="float" office:value="1879">
            <text:p text:style-name="P52">1879</text:p>
          </table:table-cell>
        </table:table-row>
        <table:table-row>
          <table:table-cell table:style-name="Table6.A2" office:value-type="string">
            <text:p text:style-name="P36">Simulated annealing</text:p>
          </table:table-cell>
          <table:table-cell table:style-name="Table6.B3" office:value-type="float" office:value="5377.082">
            <text:p text:style-name="P53">5377.08</text:p>
          </table:table-cell>
          <table:table-cell table:style-name="Table6.B3" office:value-type="float" office:value="1075.416">
            <text:p text:style-name="P53">1075.42</text:p>
          </table:table-cell>
          <table:table-cell table:style-name="Table6.B3" office:value-type="float" office:value="1888.2">
            <text:p text:style-name="P53">1888.2</text:p>
          </table:table-cell>
          <table:table-cell table:style-name="Table6.B3" office:value-type="float" office:value="1860">
            <text:p text:style-name="P53">1860</text:p>
          </table:table-cell>
        </table:table-row>
        <table:table-row>
          <table:table-cell table:style-name="Table6.A2" office:value-type="string">
            <text:p text:style-name="P36">VNS(k_max = 3)</text:p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</table:table-row>
        <table:table-row>
          <table:table-cell table:style-name="Table6.A2" office:value-type="string">
            <text:p text:style-name="P36">VNS(k_max = 5)</text:p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36">Genetic (roulette)</text:p>
          </table:table-cell>
          <table:table-cell table:style-name="Table6.B3" office:value-type="float" office:value="10664.75">
            <text:p text:style-name="P53">10664.75</text:p>
          </table:table-cell>
          <table:table-cell table:style-name="Table6.B3" office:value-type="float" office:value="2132.95">
            <text:p text:style-name="P53">2132.95</text:p>
          </table:table-cell>
          <table:table-cell table:style-name="Table6.B3" office:value-type="float" office:value="1752.2">
            <text:p text:style-name="P53">1752.2</text:p>
          </table:table-cell>
          <table:table-cell table:style-name="Table6.B3" office:value-type="float" office:value="1722">
            <text:p text:style-name="P53">1722</text:p>
          </table:table-cell>
        </table:table-row>
        <table:table-row>
          <table:table-cell table:style-name="Table6.A2" office:value-type="string">
            <text:p text:style-name="P36">Genetic (tournament)</text:p>
          </table:table-cell>
          <table:table-cell table:style-name="Table6.A2" office:value-type="string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</table:table-row>
        <table:table-row>
          <table:table-cell table:style-name="Table6.A9" office:value-type="string">
            <text:p text:style-name="P36">Hybrid (ga + sa)</text:p>
          </table:table-cell>
          <table:table-cell table:style-name="Table6.B9" office:value-type="float" office:value="16057.831">
            <text:p text:style-name="P53">16057.83</text:p>
          </table:table-cell>
          <table:table-cell table:style-name="Table6.B9" office:value-type="float" office:value="3211.566">
            <text:p text:style-name="P53">3211.57</text:p>
          </table:table-cell>
          <table:table-cell table:style-name="Table6.D9" office:value-type="string">
            <text:p text:style-name="P53">1701</text:p>
          </table:table-cell>
          <table:table-cell table:style-name="Table6.E9" office:value-type="string">
            <text:p text:style-name="P53">169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7T13:17:45.674265311</dc:date>
    <meta:editing-duration>PT8H45M10S</meta:editing-duration>
    <meta:editing-cycles>62</meta:editing-cycles>
    <meta:generator>LibreOffice/7.3.7.2$Linux_X86_64 LibreOffice_project/30$Build-2</meta:generator>
    <meta:document-statistic meta:table-count="6" meta:image-count="0" meta:object-count="0" meta:page-count="6" meta:paragraph-count="258" meta:word-count="894" meta:character-count="5475" meta:non-whitespace-character-count="4826"/>
  </office:meta>
</office:document-meta>
</file>